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Mono" svg:font-family="'Liberation Sans Mono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svg:stroke-opacity="100%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</style:style>
    <style:style style:name="gr5" style:family="graphic" style:parent-style-name="objectwithoutfill">
      <style:graphic-properties svg:stroke-color="#0000cc" draw:marker-end="Arrow" draw:marker-end-width="0.3cm" draw:fill="solid" draw:fill-color="#000000" draw:textarea-vertical-align="middle"/>
    </style:style>
    <style:style style:name="gr6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7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9" style:family="graphic" style:parent-style-name="standard">
      <style:graphic-properties svg:stroke-color="#00331a" draw:fill="none" draw:textarea-horizontal-align="justify" draw:textarea-vertical-align="middle" draw:auto-grow-height="false"/>
    </style:style>
    <style:style style:name="gr10" style:family="graphic" style:parent-style-name="standard">
      <style:graphic-properties svg:stroke-color="#c5000b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99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Liberation Serif" fo:font-size="20pt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54cm" svg:height="1.039cm" svg:x="4.064cm" svg:y="9.144cm">
          <draw:text-box>
            <text:p text:style-name="P1">Robot</text:p>
          </draw:text-box>
        </draw:frame>
        <draw:custom-shape draw:style-name="gr2" draw:text-style-name="P2" xml:id="id9" draw:id="id9" draw:layer="layout" svg:width="6.096cm" svg:height="1.778cm" svg:x="2.032cm" svg:y="11.684cm">
          <text:p text:style-name="P2"><text:span text:style-name="T1">Sensor and Movement </text:span></text:p>
          <text:p text:style-name="P2"><text:span text:style-name="T1">Data Publis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302cm" svg:height="1.039cm" svg:x="21.59cm" svg:y="1.27cm">
          <draw:text-box>
            <text:p text:style-name="P1">Database</text:p>
          </draw:text-box>
        </draw:frame>
        <draw:custom-shape draw:style-name="gr2" draw:text-style-name="P2" xml:id="id11" draw:id="id11" draw:layer="layout" svg:width="6.096cm" svg:height="1.524cm" svg:x="2.032cm" svg:y="13.716cm">
          <text:p text:style-name="P2"><text:span text:style-name="T1">Location Data </text:span></text:p>
          <text:p text:style-name="P2"><text:span text:style-name="T1">Subscrib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4.826cm" svg:height="1.27cm" svg:x="20.828cm" svg:y="2.54cm">
          <text:p text:style-name="P2"><text:span text:style-name="T1">Featur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4.826cm" svg:height="1.27cm" svg:x="20.828cm" svg:y="4.318cm">
          <text:p text:style-name="P2"><text:span text:style-name="T1">Program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5.588cm" svg:height="1.293cm" svg:x="3.81cm" svg:y="1.501cm">
          <draw:text-box>
            <text:p text:style-name="P1">Start up Process</text:p>
          </draw:text-box>
        </draw:frame>
        <draw:custom-shape draw:style-name="gr3" draw:text-style-name="P2" xml:id="id1" draw:id="id1" draw:layer="layout" svg:width="10.414cm" svg:height="1.016cm" svg:x="1.778cm" svg:y="2.54cm">
          <text:p text:style-name="P2"><text:span text:style-name="T1">Load Featur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6.096cm" svg:height="1.27cm" svg:x="2.032cm" svg:y="10.16cm">
          <text:p text:style-name="P2"><text:span text:style-name="T1">Connection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10.414cm" svg:height="1.016cm" svg:x="1.778cm" svg:y="4.318cm">
          <text:p text:style-name="P2"><text:span text:style-name="T1">Establish Connection with Ro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6.985cm" svg:y1="3.556cm" svg:x2="6.985cm" svg:y2="4.318cm" draw:start-shape="id1" draw:end-shape="id2" draw:end-glue-point="0" svg:d="M6985 3556v762" svg:viewBox="0 0 1 763">
          <text:p/>
        </draw:connector>
        <draw:custom-shape draw:style-name="gr3" draw:text-style-name="P2" xml:id="id3" draw:id="id3" draw:layer="layout" svg:width="10.414cm" svg:height="1.016cm" svg:x="1.778cm" svg:y="6.096cm">
          <text:p text:style-name="P2"><text:span text:style-name="T1">Generate Initial Parti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.985cm" svg:y1="5.334cm" svg:x2="6.985cm" svg:y2="6.096cm" draw:start-shape="id2" draw:start-glue-point="2" draw:end-shape="id3" draw:end-glue-point="0" svg:d="M6985 5334v762" svg:viewBox="0 0 1 763">
          <text:p/>
        </draw:connector>
        <draw:custom-shape draw:style-name="gr7" draw:text-style-name="P2" draw:layer="layout" svg:width="5.842cm" svg:height="4.826cm" svg:x="20.32cm" svg:y="1.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62cm" svg:height="6.604cm" svg:x="1.27cm" svg:y="9.1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.938cm" svg:height="6.096cm" svg:x="1.016cm" svg:y="1.5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15.494cm" svg:height="11.176cm" svg:x="10.16cm" svg:y="8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12.446cm" svg:height="1.016cm" svg:x="11.684cm" svg:y="9.144cm">
          <text:p text:style-name="P2"><text:span text:style-name="T1">Update Sensor Data from Rob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2.192cm" svg:y1="6.604cm" svg:x2="17.907cm" svg:y2="8.128cm" draw:start-shape="id3" draw:start-glue-point="1" draw:end-shape="id4" draw:end-glue-point="0" svg:d="M12192 6604h5715v1524" svg:viewBox="0 0 5716 1525">
          <text:p/>
        </draw:connector>
        <draw:custom-shape draw:style-name="gr3" draw:text-style-name="P2" xml:id="id6" draw:id="id6" draw:layer="layout" svg:width="12.446cm" svg:height="1.016cm" svg:x="11.684cm" svg:y="10.922cm">
          <text:p text:style-name="P2"><text:span text:style-name="T1">Compare Feature Data and Weigh Partic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7.907cm" svg:y1="10.16cm" svg:x2="17.907cm" svg:y2="10.922cm" draw:start-shape="id5" draw:start-glue-point="2" draw:end-shape="id6" draw:end-glue-point="0" svg:d="M17907 10160v762" svg:viewBox="0 0 1 763">
          <text:p/>
        </draw:connector>
        <draw:custom-shape draw:style-name="gr3" draw:text-style-name="P2" xml:id="id7" draw:id="id7" draw:layer="layout" svg:width="12.446cm" svg:height="1.524cm" svg:x="11.684cm" svg:y="12.7cm">
          <text:p text:style-name="P2"><text:span text:style-name="T1">Analyze Particles and Hypothesize the </text:span></text:p>
          <text:p text:style-name="P2"><text:span text:style-name="T1">Robot's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7.907cm" svg:y1="11.938cm" svg:x2="17.907cm" svg:y2="12.7cm" draw:start-shape="id6" draw:start-glue-point="2" draw:end-shape="id7" draw:end-glue-point="0" svg:d="M17907 11938v762" svg:viewBox="0 0 1 763">
          <text:p/>
        </draw:connector>
        <draw:connector draw:style-name="gr11" draw:text-style-name="P2" draw:layer="layout" draw:line-skew="-3.43cm" svg:x1="20.828cm" svg:y1="3.175cm" svg:x2="12.192cm" svg:y2="3.048cm" draw:start-shape="id8" draw:start-glue-point="3" draw:end-shape="id1" draw:end-glue-point="1" svg:d="M20828 3175h-7747v-127h-889" svg:viewBox="0 0 8637 128">
          <text:p/>
        </draw:connector>
        <draw:connector draw:style-name="gr11" draw:text-style-name="P2" draw:layer="layout" draw:line-skew="-0.382cm" svg:x1="8.128cm" svg:y1="12.573cm" svg:x2="11.684cm" svg:y2="9.652cm" draw:start-shape="id9" draw:start-glue-point="1" draw:end-shape="id5" svg:d="M8128 12573h1397v-2921h2159" svg:viewBox="0 0 3557 2922">
          <text:p/>
        </draw:connector>
        <draw:connector draw:style-name="gr12" draw:text-style-name="P2" draw:layer="layout" draw:line-skew="-0.515cm" svg:x1="2.032cm" svg:y1="10.795cm" svg:x2="1.778cm" svg:y2="4.826cm" draw:start-shape="id10" draw:start-glue-point="3" draw:end-shape="id2" draw:end-glue-point="3" svg:d="M2032 10795h-1270v-5969h1016" svg:viewBox="0 0 1271 5970">
          <text:p/>
        </draw:connector>
        <draw:connector draw:style-name="gr12" draw:text-style-name="P2" draw:layer="layout" draw:line-skew="-0.128cm" svg:x1="11.684cm" svg:y1="13.462cm" svg:x2="8.128cm" svg:y2="14.478cm" draw:start-shape="id7" draw:start-glue-point="3" draw:end-shape="id11" draw:end-glue-point="1" svg:d="M11684 13462h-1905v1016h-1651" svg:viewBox="0 0 3557 1017">
          <text:p/>
        </draw:connector>
        <draw:connector draw:style-name="gr12" draw:text-style-name="P2" draw:layer="layout" draw:line-skew="0.514cm" svg:x1="24.13cm" svg:y1="13.462cm" svg:x2="25.654cm" svg:y2="4.953cm" draw:start-shape="id7" draw:start-glue-point="1" draw:end-shape="id12" svg:d="M24130 13462h2540v-8509h-1016" svg:viewBox="0 0 2541 8510">
          <text:p/>
        </draw:connector>
        <draw:custom-shape draw:style-name="gr3" draw:text-style-name="P2" xml:id="id13" draw:id="id13" draw:layer="layout" svg:width="12.446cm" svg:height="1.524cm" svg:x="11.684cm" svg:y="14.986cm">
          <text:p text:style-name="P2"><text:span text:style-name="T1">Generate Distribution and Sample New </text:span></text:p>
          <text:p text:style-name="P2"><text:span text:style-name="T1">Particles from the 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xml:id="id14" draw:id="id14" draw:layer="layout" svg:x1="17.907cm" svg:y1="14.986cm" svg:x2="17.907cm" svg:y2="14.986cm" draw:start-shape="id13" draw:start-glue-point="0" draw:end-shape="id13" draw:end-glue-point="0" svg:d="M17907 14986z" svg:viewBox="0 0 1 1">
          <text:p/>
        </draw:connector>
        <draw:connector draw:style-name="gr13" draw:text-style-name="P2" draw:layer="layout" svg:x1="17.907cm" svg:y1="14.224cm" svg:x2="17.907cm" svg:y2="14.986cm" draw:start-shape="id7" draw:start-glue-point="2" draw:end-shape="id14" draw:end-glue-point="0" svg:d="M17907 14224v762" svg:viewBox="0 0 1 763">
          <text:p/>
        </draw:connector>
        <draw:frame draw:style-name="gr14" draw:text-style-name="P1" draw:layer="layout" svg:width="5.588cm" svg:height="1.039cm" svg:x="15.24cm" svg:y="8.128cm">
          <draw:text-box>
            <text:p text:style-name="P1">Main MCL Loop</text:p>
          </draw:text-box>
        </draw:frame>
        <draw:custom-shape draw:style-name="gr3" draw:text-style-name="P2" xml:id="id15" draw:id="id15" draw:layer="layout" svg:width="12.446cm" svg:height="1.524cm" svg:x="11.684cm" svg:y="17.272cm">
          <text:p text:style-name="P2"><text:span text:style-name="T1">Move Robot and Update Particle Locations</text:span></text:p>
          <text:p text:style-name="P2"><text:span text:style-name="T1">According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svg:x1="17.907cm" svg:y1="16.51cm" svg:x2="17.907cm" svg:y2="17.272cm" draw:start-shape="id13" draw:start-glue-point="2" draw:end-shape="id15" draw:end-glue-point="0" svg:d="M17907 16510v762" svg:viewBox="0 0 1 763">
          <text:p/>
        </draw:connector>
        <draw:connector draw:style-name="gr13" draw:text-style-name="P2" draw:layer="layout" draw:line-skew="0.26cm" svg:x1="24.13cm" svg:y1="18.034cm" svg:x2="24.13cm" svg:y2="9.652cm" draw:start-shape="id15" draw:start-glue-point="1" draw:end-shape="id5" draw:end-glue-point="1" svg:d="M24130 18034h762v-8382h-762" svg:viewBox="0 0 763 8383">
          <text:p/>
        </draw:connector>
        <draw:connector draw:style-name="gr15" draw:text-style-name="P2" draw:layer="layout" svg:x1="1.518cm" svg:y1="17.37cm" svg:x2="4.164cm" svg:y2="17.37cm" svg:d="M1518 17370h2646" svg:viewBox="0 0 2647 1">
          <text:p/>
        </draw:connector>
        <draw:connector draw:style-name="gr13" draw:text-style-name="P2" draw:layer="layout" svg:x1="1.524cm" svg:y1="18.288cm" svg:x2="4.164cm" svg:y2="18.278cm" svg:d="M1524 18288h1320v-10h1320" svg:viewBox="0 0 2641 11">
          <text:p/>
        </draw:connector>
        <draw:frame draw:style-name="gr1" draw:text-style-name="P3" draw:layer="layout" svg:width="3.302cm" svg:height="0.958cm" svg:x="4.572cm" svg:y="16.822cm">
          <draw:text-box>
            <text:p text:style-name="P3"><text:span text:style-name="T2">Data Flow</text:span></text:p>
          </draw:text-box>
        </draw:frame>
        <draw:frame draw:style-name="gr1" draw:text-style-name="P3" draw:layer="layout" svg:width="5.08cm" svg:height="0.958cm" svg:x="4.572cm" svg:y="17.78cm">
          <draw:text-box>
            <text:p text:style-name="P3"><text:span text:style-name="T2">Command Flow</text:span></text:p>
          </draw:text-box>
        </draw:fram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Mono" svg:font-family="'Liberation Sans Mono'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6T10:53:14.086457612</meta:creation-date>
    <dc:date>2014-08-06T11:55:10.705956155</dc:date>
    <meta:editing-duration>PT14M42S</meta:editing-duration>
    <meta:editing-cycles>3</meta:editing-cycles>
    <meta:generator>LibreOffice/4.2.4.2$Linux_X86_64 LibreOffice_project/420m0$Build-2</meta:generator>
    <meta:document-statistic meta:object-count="62"/>
  </office:meta>
</office:document-meta>
</file>